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578cm" svg:height="3.07cm" svg:x="10.422cm" svg:y="2.878cm">
          <text:p text:style-name="P1"><text:span text:style-name="T1">Initialize: </text:span></text:p>
          <text:p text:style-name="P1"><text:span text:style-name="T1">trap.SystemInformation</text:span></text:p>
          <text:p text:style-name="P1"><text:span text:style-name="T1">trap.Configuration</text:span></text:p>
          <text:p text:style-name="P1"><text:span text:style-name="T1">trap.In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62cm" svg:height="1.778cm" svg:x="1.635cm" svg:y="3.348cm">
          <text:p text:style-name="P1">project_parame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0.635cm" svg:x="9.344cm" svg:y="4.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7.62cm" svg:height="1.778cm" svg:x="1.635cm" svg:y="7.109cm">
          <text:p text:style-name="P1">import_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.579cm" svg:height="3.581cm" svg:x="10.421cm" svg:y="6.277cm">
          <text:p text:style-name="P1"><text:span text:style-name="T1">Convert BEM text files to</text:span></text:p>
          <text:p text:style-name="P1"><text:span text:style-name="T1">Simulation.EL_xx</text:span></text:p>
          <text:p text:style-name="P1"><text:span text:style-name="T1">Simulation.X etc.</text:span></text:p>
          <text:p text:style-name="P1"><text:span text:style-name="T1">'trap' is not mod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0.635cm" svg:x="9.343cm" svg:y="7.7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508cm" svg:height="0.889cm" svg:x="5.264cm" svg:y="5.7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7.62cm" svg:height="1.778cm" svg:x="1.634cm" svg:y="11.008cm">
          <text:p text:style-name="P1">get_trapping_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.58cm" svg:height="3.338cm" svg:x="10.42cm" svg:y="10.276cm">
          <text:p text:style-name="P1"><text:span text:style-name="T1">Create </text:span></text:p>
          <text:p text:style-name="P1"><text:span text:style-name="T1">trap.Simulation</text:span></text:p>
          <text:p text:style-name="P1"><text:span text:style-name="T1">by joining appropriate </text:span></text:p>
          <text:p text:style-name="P1"><text:span text:style-name="T1">'Simulation' </text:span></text:p>
          <text:p text:style-name="P1"><text:span text:style-name="T1">files created abov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0.635cm" svg:x="9.342cm" svg:y="11.6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508cm" svg:height="0.889cm" svg:x="5.263cm" svg:y="9.6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7.62cm" svg:height="1.778cm" svg:x="1.633cm" svg:y="14.507cm">
          <text:p text:style-name="P1">expand_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.581cm" svg:height="3.141cm" svg:x="10.419cm" svg:y="13.975cm">
          <text:p text:style-name="P1"><text:span text:style-name="T1">Create </text:span></text:p>
          <text:p text:style-name="P1"><text:span text:style-name="T1">trap.Configuration.multipoleCoefficients</text:span></text:p>
          <text:p text:style-name="P1"><text:span text:style-name="T1">Regenerate electrode potentials from </text:span></text:p>
          <text:p text:style-name="P1"><text:span text:style-name="T1">Spherical harmonic expansion, if requi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0.635cm" svg:x="9.341cm" svg:y="15.1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508cm" svg:height="0.889cm" svg:x="5.262cm" svg:y="13.3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9.581cm" svg:height="2.509cm" svg:x="10.419cm" svg:y="17.474cm">
          <text:p text:style-name="P1"><text:span text:style-name="T1">Create </text:span></text:p>
          <text:p text:style-name="P1"><text:span text:style-name="T1">trap.Configuration.multipoleControls</text:span></text:p>
          <text:p text:style-name="P1"><text:span text:style-name="T1">trap.Configuration.multipole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0.635cm" svg:x="9.341cm" svg:y="18.3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7.62cm" svg:height="1.778cm" svg:x="1.633cm" svg:y="21.105cm">
          <text:p text:style-name="P1">set_volta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.581cm" svg:height="2.858cm" svg:x="10.419cm" svg:y="20.473cm">
          <text:p text:style-name="P1"><text:span text:style-name="T1">Set trap voltages for particular instance</text:span></text:p>
          <text:p text:style-name="P1"><text:span text:style-name="T1">trap.Instance.dcVoltages</text:span></text:p>
          <text:p text:style-name="P1"><text:span text:style-name="T1">trap.Instance.U_DC_in (input multipoles)</text:span></text:p>
          <text:p text:style-name="P1"><text:span text:style-name="T1">trap.Instance.E_in (input electric fiel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0.635cm" svg:x="9.341cm" svg:y="21.7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508cm" svg:height="0.889cm" svg:x="5.262cm" svg:y="19.9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7.62cm" svg:height="1.778cm" svg:x="1.633cm" svg:y="17.805cm">
          <text:p text:style-name="P1">trap_knob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508cm" svg:height="0.889cm" svg:x="5.262cm" svg:y="16.6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7.62cm" svg:height="1.778cm" svg:x="1.633cm" svg:y="24.703cm">
          <text:p text:style-name="P1">post_process_tr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.581cm" svg:height="2.858cm" svg:x="10.419cm" svg:y="24.071cm">
          <text:p text:style-name="P1"><text:span text:style-name="T1">Analyze trap potential.</text:span></text:p>
          <text:p text:style-name="P1"><text:span text:style-name="T1">Determine depth, frequencies, </text:span></text:p>
          <text:p text:style-name="P1"><text:span text:style-name="T1">trap compensation parameters,</text:span></text:p>
          <text:p text:style-name="P1"><text:span text:style-name="T1">output multipoles. Update trap.Instanc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0.635cm" svg:x="9.341cm" svg:y="25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508cm" svg:height="0.889cm" svg:x="5.262cm" svg:y="23.5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524cm" svg:height="1.397cm" draw:transform="rotate (1.5707963267949) translate (0.492cm 24.622cm)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9T16:03:54</meta:creation-date>
    <dc:date>2014-05-09T16:51:18</dc:date>
    <meta:editing-duration>PT26M27S</meta:editing-duration>
    <meta:editing-cycles>7</meta:editing-cycles>
    <meta:generator>LibreOffice/3.5$Linux_X86_64 LibreOffice_project/350m1$Build-2</meta:generator>
    <meta:document-statistic meta:object-count="28"/>
  </office:meta>
</office:document-meta>
</file>